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style:font-name="Liberation Serif1" fo:font-weight="bold" officeooo:rsid="001c2315" officeooo:paragraph-rsid="001c2315" style:font-weight-asian="bold" style:font-weight-complex="bold"/>
    </style:style>
    <style:style style:name="P2" style:family="paragraph" style:parent-style-name="Standard">
      <style:paragraph-properties fo:text-align="start" style:justify-single-word="false"/>
      <style:text-properties style:text-position="0% 100%" style:font-name="Liberation Serif1" fo:font-weight="bold" officeooo:rsid="001c2315" officeooo:paragraph-rsid="001c2315" style:font-weight-asian="bold" style:font-weight-complex="bold"/>
    </style:style>
    <style:style style:name="P3" style:family="paragraph" style:parent-style-name="Standard">
      <style:paragraph-properties fo:text-align="start" style:justify-single-word="false"/>
      <style:text-properties style:text-position="0% 100%" style:font-name="Liberation Serif1" fo:font-weight="bold" officeooo:rsid="003c29e0" officeooo:paragraph-rsid="001c2315" style:font-weight-asian="bold" style:font-weight-complex="bold"/>
    </style:style>
    <style:style style:name="P4" style:family="paragraph" style:parent-style-name="Standard">
      <style:paragraph-properties fo:text-align="start" style:justify-single-word="false"/>
      <style:text-properties style:text-position="0% 100%" style:font-name="Liberation Serif1" fo:font-weight="bold" officeooo:rsid="001e2037" officeooo:paragraph-rsid="001e2037" style:font-weight-asian="bold" style:font-weight-complex="bold"/>
    </style:style>
    <style:style style:name="P5" style:family="paragraph" style:parent-style-name="Standard">
      <style:paragraph-properties fo:text-align="start" style:justify-single-word="false"/>
      <style:text-properties style:text-position="0% 100%" style:font-name="Liberation Serif1" fo:font-weight="normal" officeooo:rsid="003c29e0" officeooo:paragraph-rsid="001c2315" style:font-weight-asian="normal" style:font-weight-complex="normal"/>
    </style:style>
    <style:style style:name="P6" style:family="paragraph" style:parent-style-name="Standard">
      <style:paragraph-properties fo:text-align="start" style:justify-single-word="false"/>
      <style:text-properties style:text-position="0% 100%" style:font-name="Liberation Serif1" fo:font-weight="normal" officeooo:rsid="001c2315" officeooo:paragraph-rsid="001c2315" style:font-weight-asian="normal" style:font-weight-complex="normal"/>
    </style:style>
    <style:style style:name="P7" style:family="paragraph" style:parent-style-name="Standard">
      <style:paragraph-properties fo:text-align="start" style:justify-single-word="false"/>
      <style:text-properties style:text-position="0% 100%" style:font-name="Liberation Serif1" fo:font-weight="normal" officeooo:rsid="001e2037" officeooo:paragraph-rsid="001e2037" style:font-weight-asian="normal" style:font-weight-complex="normal"/>
    </style:style>
    <style:style style:name="P8" style:family="paragraph" style:parent-style-name="Standard" style:list-style-name="L1">
      <style:paragraph-properties fo:text-align="start" style:justify-single-word="false"/>
      <style:text-properties style:text-position="0% 100%" style:font-name="Liberation Serif1" fo:font-weight="normal" officeooo:rsid="003c29e0" officeooo:paragraph-rsid="001c2315" style:font-weight-asian="normal" style:font-weight-complex="normal"/>
    </style:style>
    <style:style style:name="P9" style:family="paragraph" style:parent-style-name="Standard" style:list-style-name="L2">
      <style:paragraph-properties fo:text-align="start" style:justify-single-word="false"/>
      <style:text-properties style:text-position="0% 100%" style:font-name="Liberation Serif1" fo:font-weight="normal" officeooo:rsid="001c2315" officeooo:paragraph-rsid="001c2315" style:font-weight-asian="normal" style:font-weight-complex="normal"/>
    </style:style>
    <style:style style:name="P10" style:family="paragraph" style:parent-style-name="Standard" style:list-style-name="L2">
      <style:paragraph-properties fo:text-align="start" style:justify-single-word="false"/>
      <style:text-properties style:text-position="0% 100%" style:font-name="Liberation Serif1" fo:font-weight="normal" officeooo:rsid="0021e440" officeooo:paragraph-rsid="0021e440" style:font-weight-asian="normal" style:font-weight-complex="normal"/>
    </style:style>
    <style:style style:name="P11" style:family="paragraph" style:parent-style-name="Standard" style:list-style-name="L2">
      <style:paragraph-properties fo:text-align="start" style:justify-single-word="false"/>
      <style:text-properties style:text-position="0% 100%" style:font-name="Liberation Serif1" fo:font-weight="normal" officeooo:rsid="0025cc42" officeooo:paragraph-rsid="0025cc42" style:font-weight-asian="normal" style:font-weight-complex="normal"/>
    </style:style>
    <style:style style:name="P12" style:family="paragraph" style:parent-style-name="Standard" style:list-style-name="L2">
      <style:paragraph-properties fo:text-align="start" style:justify-single-word="false"/>
      <style:text-properties style:text-position="0% 100%" style:font-name="Liberation Serif1" fo:font-weight="normal" officeooo:rsid="002799b6" officeooo:paragraph-rsid="002799b6" style:font-weight-asian="normal" style:font-weight-complex="normal"/>
    </style:style>
    <style:style style:name="P13" style:family="paragraph" style:parent-style-name="Standard" style:list-style-name="L3">
      <style:paragraph-properties fo:text-align="start" style:justify-single-word="false"/>
      <style:text-properties style:text-position="0% 100%" style:font-name="Liberation Serif1" fo:font-weight="normal" officeooo:rsid="001e2037" officeooo:paragraph-rsid="001e2037" style:font-weight-asian="normal" style:font-weight-complex="normal"/>
    </style:style>
    <style:style style:name="P14" style:family="paragraph" style:parent-style-name="Standard" style:list-style-name="L2">
      <style:paragraph-properties fo:text-align="start" style:justify-single-word="false"/>
      <style:text-properties style:text-position="0% 100%" style:font-name="Liberation Serif1" fo:font-weight="bold" officeooo:rsid="00451d6e" officeooo:paragraph-rsid="0021e440" style:font-weight-asian="bold" style:font-weight-complex="bold"/>
    </style:style>
    <style:style style:name="P15" style:family="paragraph" style:parent-style-name="Standard" style:list-style-name="L1">
      <style:paragraph-properties fo:text-align="start" style:justify-single-word="false"/>
      <style:text-properties officeooo:paragraph-rsid="001c2315"/>
    </style:style>
    <style:style style:name="P16" style:family="paragraph" style:parent-style-name="Standard" style:list-style-name="L2">
      <style:paragraph-properties fo:text-align="start" style:justify-single-word="false"/>
      <style:text-properties officeooo:paragraph-rsid="001c2315"/>
    </style:style>
    <style:style style:name="T1" style:family="text">
      <style:text-properties style:text-position="0% 100%" style:font-name="Liberation Serif1" fo:font-weight="normal" officeooo:rsid="003c29e0" style:font-weight-asian="normal" style:font-weight-complex="normal"/>
    </style:style>
    <style:style style:name="T2" style:family="text">
      <style:text-properties style:text-position="0% 100%" style:font-name="Liberation Serif1" fo:font-weight="normal" officeooo:rsid="001c2315" style:font-weight-asian="normal" style:font-weight-complex="normal"/>
    </style:style>
    <style:style style:name="T3" style:family="text">
      <style:text-properties style:text-position="0% 100%" style:font-name="Liberation Serif1" fo:font-weight="bold" officeooo:rsid="001c2315" style:font-weight-asian="bold" style:font-weight-complex="bold"/>
    </style:style>
    <style:style style:name="T4" style:family="text">
      <style:text-properties style:text-position="0% 100%" style:font-name="Liberation Serif1" fo:font-weight="bold" officeooo:rsid="0024c192" style:font-weight-asian="bold" style:font-weight-complex="bold"/>
    </style:style>
    <style:style style:name="T5" style:family="text">
      <style:text-properties officeooo:rsid="00218345"/>
    </style:style>
    <style:style style:name="T6" style:family="text">
      <style:text-properties officeooo:rsid="0025cc4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LR(1) parsing</text:p>
      <text:p text:style-name="P3"/>
      <text:p text:style-name="P3">Motivation for LALR(1) parsing<text:span text:style-name="T5">(Figure </text:span></text:p>
      <text:list xml:id="list21448801071" text:style-name="L1">
        <text:list-item>
          <text:p text:style-name="P8">Because a canonical LR(1) parser splits states based on differing lookahead sets, it can have many more states than the corresponding SLR(1) or LR(0) parser. Potentially it could require splitting a state with just one item into a different state for each subset of the possible lookaheads; in a pathological case, this means the entire power set of its follow set (which theoretically could contain all terminals).</text:p>
        </text:list-item>
        <text:list-item>
          <text:p text:style-name="P15"><text:span text:style-name="T1"><text:s/>It never actually gets that bad in practice, but a canonical LR(1) parser for a programming language might have an order of magnitude more states than an SLR(1) parser. </text:span><text:span text:style-name="T2">The LR(1) table for a typical programming language may have several thousand rows, which can be merged into just a few hundred for LALR(1).</text:span></text:p>
        </text:list-item>
      </text:list>
      <text:p text:style-name="P5"/>
      <text:p text:style-name="P2">LALR(1) automaton</text:p>
      <text:list xml:id="list633281570" text:style-name="L2">
        <text:list-item>
          <text:p text:style-name="P9">The LALR(1) automaton for a grammar is constructed by merging the states of the corresponding LR(1) automaton which differ only in lookaheads</text:p>
          <text:list>
            <text:list-item>
              <text:p text:style-name="P9">It means that they have the same number of items and each the items in the two states have the same core.</text:p>
            </text:list-item>
          </text:list>
        </text:list-item>
        <text:list-item>
          <text:p text:style-name="P9">Due to merging, the LALR(1) table seems more similar to the SLR(1) and LR(0) tables, all three have the same number of states (rows), but the LALR may have fewer reduce actions—some reductions of the SLR(1) and LR(0) are not valid if we are more precise about the lookahead.</text:p>
        </text:list-item>
        <text:list-item>
          <text:p text:style-name="P9">This merging cannot create shift-reduce conflicts as they would have been detected in the LR(1) automaton itself.</text:p>
        </text:list-item>
        <text:list-item>
          <text:p text:style-name="P16"><text:span text:style-name="T2">The merging can however create reduce-reduce conflicts(</text:span><text:span text:style-name="T3">Figure </text:span><text:span text:style-name="T4">31</text:span><text:span text:style-name="T2">) in which case the grammar is not LALR(1).</text:span></text:p>
        </text:list-item>
        <text:list-item>
          <text:p text:style-name="P14">Illustrations</text:p>
          <text:list>
            <text:list-item>
              <text:p text:style-name="P10">LALR(1) automaton an<text:span text:style-name="T6">d</text:span> table</text:p>
              <text:list>
                <text:list-item>
                  <text:p text:style-name="P10">Figure 28</text:p>
                </text:list-item>
              </text:list>
            </text:list-item>
            <text:list-item>
              <text:p text:style-name="P11">LR(1) automaton which cannot be merged to form a LALR(1) automaton</text:p>
              <text:list>
                <text:list-item>
                  <text:p text:style-name="P12">TG – 2256 - 32</text:p>
                </text:list-item>
              </text:list>
            </text:list-item>
          </text:list>
        </text:list-item>
      </text:list>
      <text:p text:style-name="P6"/>
      <text:p text:style-name="P4">LALR(1) grammar</text:p>
      <text:list xml:id="list109924597" text:style-name="L3">
        <text:list-item>
          <text:p text:style-name="P13">LALR(1) is a subset of LR(1) and a superset of SLR(1).</text:p>
        </text:list-item>
        <text:list-item>
          <text:p text:style-name="P13">A grammar that is not LR(1) is definitely not LALR(1), since whatever conflict occurred in the original LR(1) parser will still be present in the LALR(1).</text:p>
        </text:list-item>
        <text:list-item>
          <text:p text:style-name="P13">A grammar that is LR(1) may or may not be LALR(1) depending on whether merging introduces conflicts.</text:p>
        </text:list-item>
        <text:list-item>
          <text:p text:style-name="P13">A grammar that is SLR(1) is definitely LALR(1).</text:p>
        </text:list-item>
        <text:list-item>
          <text:p text:style-name="P13">A grammar that is not SLR(1) may or may not be LALR(1) depending on whether the more precise lookaheads resolve the SLR(1) conflicts.</text:p>
        </text:list-item>
      </text:list>
      <text:p text:style-name="P7"/>
      <text:p text:style-name="P4">LALR(1) has proven to be the most used variant of the LR family</text:p>
      <text:p text:style-name="P7">The weakness of the SLR(1) and LR(0) parsers mean they are only capable of handling a small set of grammars. The expansive memory needs of LR(1) caused it to languish for several years as a theoretically interesting but intractable approach. It was the advent of LALR(1) that offered a good balance between the power of the specific lookaheads and table size. The popular tools yacc and bison generate LALR(1) parsers and most programming language constructs can be described with an LALR(1) grammar (perhaps with a little grammar massaging or parser trickery to skirt some isolated iss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1-22T09:11:57</meta:creation-date>
    <dc:date>2013-02-02T12:04:39</dc:date>
    <dc:creator>Kempa </dc:creator>
    <meta:editing-duration>PT2H6M55S</meta:editing-duration>
    <meta:editing-cycles>10</meta:editing-cycles>
    <meta:generator>LibreOffice/3.6$Linux_x86 LibreOffice_project/360m1$Build-2</meta:generator>
    <meta:document-statistic meta:table-count="0" meta:image-count="0" meta:object-count="0" meta:page-count="1" meta:paragraph-count="23" meta:word-count="490" meta:character-count="2837" meta:non-whitespace-character-count="2385"/>
  </office:meta>
</office:document-meta>
</file>